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25-10-19 1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25-07-20 1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25-04-26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25-01-25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24-10-20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24-09-14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24-07-28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24-05-17 1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24-04-28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24-01-29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23-11-12 1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23-10-28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23-07-28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23-05-06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23-02-19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22-12-31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22-12-19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22-10-30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22-09-16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22-08-08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22-08-01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22-06-14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22-05-16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22-02-07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21-12-01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21-10-26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21-07-27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21-06-01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21-04-26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21-01-27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20-10-26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20-07-29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20-04-29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20-02-05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19-12-09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19-10-28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19-09-19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19-07-24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19-05-28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19-05-09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19-04-11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19-01-29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18-10-29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18-08-29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18-07-31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18-05-24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18-04-30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18-04-10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18-02-20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18-02-05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17-12-13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17-10-31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17-07-27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17-04-25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17-02-01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16-11-01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16-08-02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16-05-04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16-01-28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15-11-03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15-08-03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15-04-28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15-02-04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14-11-13 2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14-08-05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14-04-28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14-02-20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13-10-28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13-08-05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13-05-02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13-02-22 2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12-11-10 2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12-08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12-05-09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12-02-20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12-02-07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11-11-14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11-08-02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11-05-17 0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11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10-11-17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10-09-21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10-08-17 2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10-07-21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10-05-17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10-02-16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09-11-16 2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09-08-18 21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09-04-30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09-02-02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08-11-10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08-08-16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08-05-21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08-02-06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07-10-29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07-08-20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07-05-30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07-02-28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06-11-09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06-08-30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06-06-22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06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06-02-06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05-11-16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05-08-24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05-05-24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05-02-11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04-11-02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04-08-04 0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04-05-26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04-02-18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03-11-12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03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03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0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0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02-09-12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02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02-05-14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02-02-13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01-11-09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01-08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01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01-02-16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0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00-06-13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2000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1999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1998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1998-05-21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1997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6J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1996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34" meta:object-count="0"/>
    <meta:user-defined meta:name="AppVersion">3.0</meta:user-defined>
  </office:meta>
</office:document-meta>
</file>